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2c72" officeooo:paragraph-rsid="00022c72"/>
    </style:style>
    <style:style style:name="P2" style:family="paragraph" style:parent-style-name="Standard">
      <style:text-properties officeooo:rsid="00033788" officeooo:paragraph-rsid="00033788"/>
    </style:style>
    <style:style style:name="P3" style:family="paragraph" style:parent-style-name="Standard">
      <style:text-properties officeooo:rsid="00033788" officeooo:paragraph-rsid="00033788"/>
    </style:style>
    <style:style style:name="P4" style:family="paragraph" style:parent-style-name="Standard">
      <style:text-properties officeooo:rsid="0004cfd5" officeooo:paragraph-rsid="0004cfd5"/>
    </style:style>
    <style:style style:name="T1" style:family="text">
      <style:text-properties officeooo:rsid="000337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geschlossen:</text:p>
      <text:p text:style-name="P1"><text:tab/>-Zugmöglichkeiten mit Ausschluss der schon besetzten <text:span text:style-name="T1">Felder</text:span></text:p>
      <text:p text:style-name="P1"><text:tab/>-<text:span text:style-name="T1">Ziehen</text:span></text:p>
      <text:p text:style-name="P1"/>
      <text:p text:style-name="P1"/>
      <text:p text:style-name="P1"><text:tab/>4.6.2018</text:p>
      <text:p text:style-name="P1"/>
      <text:p text:style-name="P1"/>
      <text:p text:style-name="P1"><text:span text:style-name="T1">Fortschritt</text:span>:</text:p>
      <text:p text:style-name="P1"><text:tab/><text:span text:style-name="T1">Fertigstellung der Zugrückssetzung</text:span></text:p>
      <text:p text:style-name="P1"><text:tab/><text:span text:style-name="T1">Anfangen der Implementierung der Speicherbarkeit</text:span></text:p>
      <text:p text:style-name="P1"/>
      <text:p text:style-name="P2">Ausstehendes:</text:p>
      <text:p text:style-name="P2"><text:tab/>Laden</text:p>
      <text:p text:style-name="P2"><text:tab/>alle Schlagmöglichkeiten</text:p>
      <text:p text:style-name="P2"><text:tab/>Pyramiden</text:p>
      <text:p text:style-name="P2"><text:tab/>Reihen</text:p>
      <text:p text:style-name="P2"/>
      <text:p text:style-name="P4">11.6.2018</text:p>
      <text:p text:style-name="P4"/>
      <text:p text:style-name="P4"/>
      <text:p text:style-name="P4">Fortschritt:</text:p>
      <text:p text:style-name="P4"><text:tab/>Programm des Grennfoot_dummy nach Exclipse exportiert</text:p>
      <text:p text:style-name="P4"><text:tab/>Überarbeitung des Speichers (statt Bezeichner nun mit Referenze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41S</meta:editing-duration>
    <meta:editing-cycles>6</meta:editing-cycles>
    <meta:generator>LibreOffice/5.4.2.2$Windows_X86_64 LibreOffice_project/22b09f6418e8c2d508a9eaf86b2399209b0990f4</meta:generator>
    <dc:date>2018-06-11T15:10:21.865000000</dc:date>
    <meta:document-statistic meta:table-count="0" meta:image-count="0" meta:object-count="0" meta:page-count="1" meta:paragraph-count="16" meta:word-count="41" meta:character-count="389" meta:non-whitespace-character-count="353"/>
    <meta:user-defined meta:name="Info 1"/>
    <meta:user-defined meta:name="Info 2"/>
    <meta:user-defined meta:name="Info 3"/>
    <meta:user-defined meta:name="Info 4"/>
  </office:meta>
</office:document-meta>
</file>